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237" officeooo:paragraph-rsid="000c6237"/>
    </style:style>
    <style:style style:name="P2" style:family="paragraph" style:parent-style-name="Standard">
      <style:text-properties officeooo:rsid="000c6237" officeooo:paragraph-rsid="000ec387"/>
    </style:style>
    <style:style style:name="P3" style:family="paragraph" style:parent-style-name="Standard">
      <style:text-properties officeooo:rsid="000d108d" officeooo:paragraph-rsid="000d108d"/>
    </style:style>
    <style:style style:name="P4" style:family="paragraph" style:parent-style-name="Standard">
      <style:text-properties officeooo:rsid="000e021e" officeooo:paragraph-rsid="000e021e"/>
    </style:style>
    <style:style style:name="P5" style:family="paragraph" style:parent-style-name="Standard">
      <style:text-properties officeooo:rsid="000e021e" officeooo:paragraph-rsid="000ec387"/>
    </style:style>
    <style:style style:name="P6" style:family="paragraph" style:parent-style-name="Standard">
      <style:text-properties officeooo:rsid="000f83fe" officeooo:paragraph-rsid="000f83fe"/>
    </style:style>
    <style:style style:name="P7" style:family="paragraph" style:parent-style-name="Standard">
      <style:text-properties officeooo:rsid="000f83fe" officeooo:paragraph-rsid="00111bd2"/>
    </style:style>
    <style:style style:name="P8" style:family="paragraph" style:parent-style-name="Standard">
      <style:text-properties officeooo:paragraph-rsid="00111bd2"/>
    </style:style>
    <style:style style:name="P9" style:family="paragraph" style:parent-style-name="Standard">
      <style:text-properties officeooo:paragraph-rsid="000f83fe"/>
    </style:style>
    <style:style style:name="P10" style:family="paragraph" style:parent-style-name="Standard">
      <style:text-properties officeooo:rsid="00122fd7" officeooo:paragraph-rsid="00122fd7"/>
    </style:style>
    <style:style style:name="P11" style:family="paragraph" style:parent-style-name="Standard">
      <style:text-properties officeooo:rsid="00111bd2" officeooo:paragraph-rsid="00111bd2"/>
    </style:style>
    <style:style style:name="P12" style:family="paragraph" style:parent-style-name="Standard">
      <style:text-properties officeooo:paragraph-rsid="00122fd7"/>
    </style:style>
    <style:style style:name="P13" style:family="paragraph" style:parent-style-name="Standard">
      <style:text-properties officeooo:paragraph-rsid="00111bd2"/>
    </style:style>
    <style:style style:name="T1" style:family="text">
      <style:text-properties officeooo:rsid="000d108d"/>
    </style:style>
    <style:style style:name="T2" style:family="text">
      <style:text-properties officeooo:rsid="000ec387"/>
    </style:style>
    <style:style style:name="T3" style:family="text">
      <style:text-properties officeooo:rsid="000f83fe"/>
    </style:style>
    <style:style style:name="T4" style:family="text">
      <style:text-properties officeooo:rsid="00111bd2"/>
    </style:style>
    <style:style style:name="T5" style:family="text">
      <style:text-properties officeooo:rsid="00122fd7"/>
    </style:style>
    <style:style style:name="T6" style:family="text">
      <style:text-properties officeooo:rsid="0012d1eb"/>
    </style:style>
    <style:style style:name="T7" style:family="text">
      <style:text-properties officeooo:rsid="00144bb7"/>
    </style:style>
    <style:style style:name="T8" style:family="text">
      <style:text-properties officeooo:rsid="001560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OS PARA LAS GRÁFICAS </text:p>
      <text:p text:style-name="P1"/>
      <text:p text:style-name="P1">Nodo 1: 0-7 cores</text:p>
      <text:p text:style-name="P1">Nodo 2: 8-15 cores</text:p>
      <text:p text:style-name="P1"/>
      <text:p text:style-name="P1">- EXPERIMENTO 1</text:p>
      <text:p text:style-name="P1"/>
      <text:p text:style-name="P1">Primera traza: </text:p>
      <text:p text:style-name="P1"><text:tab/>Job <text:span text:style-name="T6">1</text:span>, <text:span text:style-name="T2">seq</text:span>: 6,7,3,0,4,5 <text:tab/><text:tab/>(primer nodo)</text:p>
      <text:p text:style-name="P1"><text:tab/>Job <text:span text:style-name="T6">2</text:span>, <text:span text:style-name="T2">seq</text:span>: 15,11,10,13 <text:tab/><text:tab/>(segundo nodo)</text:p>
      <text:p text:style-name="P2"><text:tab/>Job <text:span text:style-name="T6">3</text:span>, <text:span text:style-name="T2">mpi </text:span>: 14, 12, 1, 2, 8, 9<text:tab/><text:tab/>(ambos nodos)</text:p>
      <text:p text:style-name="P1"><text:tab/><text:tab/><text:tab/><text:tab/></text:p>
      <text:p text:style-name="P1"><text:tab/><text:span text:style-name="T1">Tiempo de ejecución: 1s</text:span></text:p>
      <text:p text:style-name="P1"/>
      <text:p text:style-name="P3">Segunda traza: </text:p>
      <text:p text:style-name="P3"><text:tab/>Job <text:span text:style-name="T6">1</text:span>, <text:span text:style-name="T2">seq</text:span>: 15,11,10,13,12,14 <text:tab/>(segundo nodo)</text:p>
      <text:p text:style-name="P3"><text:tab/>Job <text:span text:style-name="T6">2</text:span>, <text:span text:style-name="T2">seq</text:span>: 6,7,3,0,4,5<text:tab/><text:tab/><text:tab/>(primer nodo)</text:p>
      <text:p text:style-name="P3"><text:tab/>Job <text:span text:style-name="T6">3</text:span>, <text:span text:style-name="T2">seq</text:span>: 3,4,1,4<text:tab/><text:tab/><text:tab/>(primer nodo)<text:tab/><text:tab/><text:tab/><text:tab/></text:p>
      <text:p text:style-name="P3"><text:tab/></text:p>
      <text:p text:style-name="P3"><text:tab/>Tiempo de ejecución: 2s</text:p>
      <text:p text:style-name="P3"/>
      <text:p text:style-name="P4">Tercera traza: </text:p>
      <text:p text:style-name="P5"><text:tab/>Job <text:span text:style-name="T6">1</text:span><text:span text:style-name="T2">, seq</text:span>: <text:span text:style-name="T2">6,7<text:tab/><text:tab/><text:tab/>(primer nodo)<text:tab/><text:tab/></text:span> </text:p>
      <text:p text:style-name="P4"><text:tab/>Job <text:span text:style-name="T6">2</text:span><text:span text:style-name="T2">, mpi</text:span>: <text:span text:style-name="T2">0, 5, 1</text:span><text:span text:style-name="T3">3, </text:span><text:span text:style-name="T2"><text:tab/><text:tab/>(ambos nodos)<text:tab/></text:span><text:span text:style-name="T3">6, 14, 9, 7, 2, 15, 4, 1, 10</text:span></text:p>
      <text:p text:style-name="P4"><text:tab/>Job <text:span text:style-name="T6">3</text:span>, <text:span text:style-name="T2">mpi</text:span>: <text:span text:style-name="T3">8, </text:span><text:span text:style-name="T2"><text:tab/></text:span><text:span text:style-name="T3">12, 11, <text:tab/></text:span><text:span text:style-name="T2">(</text:span><text:span text:style-name="T3">segundo</text:span><text:span text:style-name="T2"> nodo)<text:tab/></text:span><text:span text:style-name="T3">3, </text:span></text:p>
      <text:p text:style-name="P4"/>
      <text:p text:style-name="P4"/>
      <text:p text:style-name="P4"><text:tab/><text:span text:style-name="T3">Tiempo de ejecución: primera parte 1s y segunda parte 1s, en total 2s</text:span></text:p>
      <text:p text:style-name="P4"/>
      <text:p text:style-name="P4">- <text:span text:style-name="T3">EXPERIMENTO 2</text:span></text:p>
      <text:p text:style-name="P4"/>
      <text:p text:style-name="P6">Primera traza:</text:p>
      <text:p text:style-name="P6"><text:tab/>Job <text:span text:style-name="T7">1</text:span>, seq: <text:span text:style-name="T4">0, 1, 2, 3</text:span><text:tab/><text:tab/>(primer nodo)</text:p>
      <text:p text:style-name="P9"><text:span text:style-name="T3"><text:tab/>Job </text:span><text:span text:style-name="T7">2</text:span><text:span text:style-name="T3">, mpi: </text:span><text:span text:style-name="T5">5, 7, 8, 9</text:span><text:span text:style-name="T3"> <text:tab/><text:tab/>(</text:span><text:span text:style-name="T5">ambos</text:span><text:span text:style-name="T4"> nodo</text:span><text:span text:style-name="T5">s</text:span><text:span text:style-name="T3">)</text:span></text:p>
      <text:p text:style-name="P8"><text:span text:style-name="T3"><text:tab/>Job </text:span><text:span text:style-name="T7">3</text:span><text:span text:style-name="T3">, mpi: </text:span><text:span text:style-name="T5">4, 6</text:span><text:span text:style-name="T4"><text:tab/><text:tab/>(</text:span><text:span text:style-name="T5">primer</text:span><text:span text:style-name="T4"> nodos)</text:span><text:span text:style-name="T3"> </text:span></text:p>
      <text:p text:style-name="P7"/>
      <text:p text:style-name="P7"><text:tab/><text:span text:style-name="T4">Tiempo de ejecución: 1s</text:span></text:p>
      <text:p text:style-name="P7"/>
      <text:p text:style-name="P11">Segunda traza:</text:p>
      <text:p text:style-name="P7"><text:tab/><text:span text:style-name="T4">Job </text:span><text:span text:style-name="T7">1</text:span><text:span text:style-name="T4">, seq: 0, 1<text:tab/><text:tab/>(primer nodo)</text:span></text:p>
      <text:p text:style-name="P7"><text:tab/><text:span text:style-name="T4">Job </text:span><text:span text:style-name="T7">2</text:span><text:span text:style-name="T4">, mpi: 3, 5, 6, 7<text:tab/><text:tab/>(primer nodo)</text:span></text:p>
      <text:p text:style-name="P11"><text:tab/>Job <text:span text:style-name="T7">3</text:span>, mpi: 2, 4, <text:tab/><text:tab/>(primer nodo)</text:p>
      <text:p text:style-name="P7"/>
      <text:p text:style-name="P7"><text:tab/><text:span text:style-name="T4">Tiempo de ejecución: 1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- <text:span text:style-name="T4">EXPERIMENTO 3</text:span></text:p>
      <text:p text:style-name="P7"/>
      <text:p text:style-name="P7">Primera traza:</text:p>
      <text:p text:style-name="P7"><text:tab/>Job 0, seq: <text:span text:style-name="T4">0, 1, 2, 3</text:span><text:tab/><text:tab/>(primer nodo)</text:p>
      <text:p text:style-name="P12"><text:span text:style-name="T3"><text:tab/>Job 1, mpi: </text:span><text:span text:style-name="T4">5, 7, 8, 9<text:tab/></text:span><text:span text:style-name="T3"><text:tab/>(</text:span><text:span text:style-name="T8">ambos</text:span><text:span text:style-name="T4"> nodo</text:span><text:span text:style-name="T3">)</text:span></text:p>
      <text:p text:style-name="P8"><text:span text:style-name="T3"><text:tab/>Job 2, mpi: </text:span><text:span text:style-name="T4">4, 6<text:tab/> <text:tab/>(</text:span><text:span text:style-name="T8">primer</text:span><text:span text:style-name="T4"> nodos)</text:span><text:span text:style-name="T3"> </text:span></text:p>
      <text:p text:style-name="P7"/>
      <text:p text:style-name="P7"><text:tab/><text:span text:style-name="T4">Tiempo de ejecución: 1.</text:span><text:span text:style-name="T5">020408164</text:span><text:span text:style-name="T4">s</text:span></text:p>
      <text:p text:style-name="P7"/>
      <text:p text:style-name="P7">- <text:span text:style-name="T5">EXPERIMENTO 4</text:span></text:p>
      <text:p text:style-name="P10">Primera traza: </text:p>
      <text:p text:style-name="P10"><text:tab/>Job 0, mpi: 0,1,2,3,4,5,6,7,8 <text:tab/><text:tab/>(ambos nodos)</text:p>
      <text:p text:style-name="P10"/>
      <text:p text:style-name="P10"><text:tab/>Tiempo de ejecución: 1.020408164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5:12:57.612490934</meta:creation-date>
    <dc:date>2022-06-28T20:31:10.917015939</dc:date>
    <meta:editing-duration>PT1H3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228" meta:character-count="1231" meta:non-whitespace-character-count="967"/>
  </office:meta>
</office:document-meta>
</file>